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337" style:family="paragraph" style:parent-style-name="Standard">
      <style:text-properties officeooo:rsid="00114883" officeooo:paragraph-rsid="00114883"/>
    </style:style>
    <style:style style:name="P338" style:family="paragraph" style:parent-style-name="Standard">
      <style:paragraph-properties fo:text-align="start" style:justify-single-word="false"/>
      <style:text-properties officeooo:rsid="00114a78" officeooo:paragraph-rsid="00114a78"/>
    </style:style>
    <style:style style:name="P339" style:family="paragraph" style:parent-style-name="Standard">
      <style:paragraph-properties fo:text-align="start" style:justify-single-word="false"/>
      <style:text-properties officeooo:paragraph-rsid="0012d949"/>
    </style:style>
    <style:style style:name="P340" style:family="paragraph" style:parent-style-name="Standard">
      <style:paragraph-properties fo:text-align="start" style:justify-single-word="false"/>
      <style:text-properties officeooo:rsid="0012d949" officeooo:paragraph-rsid="0012d949"/>
    </style:style>
    <style:style style:name="P341" style:family="paragraph" style:parent-style-name="Standard">
      <style:paragraph-properties fo:text-align="start" style:justify-single-word="false"/>
      <style:text-properties officeooo:rsid="0012d949" officeooo:paragraph-rsid="0014b531"/>
    </style:style>
    <style:style style:name="P342" style:family="paragraph" style:parent-style-name="Standard">
      <style:paragraph-properties fo:text-align="start" style:justify-single-word="false"/>
      <style:text-properties officeooo:rsid="0023ab34" officeooo:paragraph-rsid="0023ab34"/>
    </style:style>
    <style:style style:name="P343" style:family="paragraph" style:parent-style-name="Standard">
      <style:paragraph-properties fo:text-align="justify" style:justify-single-word="false"/>
      <style:text-properties officeooo:rsid="002560c4" officeooo:paragraph-rsid="002560c4"/>
    </style:style>
    <style:style style:name="P344" style:family="paragraph" style:parent-style-name="Standard">
      <style:paragraph-properties fo:text-align="justify" style:justify-single-word="false"/>
      <style:text-properties officeooo:rsid="00267a66" officeooo:paragraph-rsid="00267a66"/>
    </style:style>
    <style:style style:name="P345"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346"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347"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348"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349"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50"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351"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52"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353"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354"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55"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356"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57"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58"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359"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360"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61"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62"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363"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364"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365"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366"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367"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368"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369"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370"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371"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372"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373"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74"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75"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90"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officeooo:rsid="00099583"/>
    </style:style>
    <style:style style:name="T39" style:family="text">
      <style:text-properties officeooo:rsid="0009b39b"/>
    </style:style>
    <style:style style:name="T40" style:family="text">
      <style:text-properties officeooo:rsid="00114883"/>
    </style:style>
    <style:style style:name="T41" style:family="text">
      <style:text-properties style:font-name="Century Schoolbook L" fo:language="ru" fo:country="RU" fo:font-weight="normal" fo:background-color="transparent" loext:char-shading-value="0" style:font-size-asian="10.5pt" loext:shadow="none"/>
    </style:style>
    <style:style style:name="T42" style:family="text">
      <style:text-properties style:font-name="Century Schoolbook L" fo:language="ru" fo:country="RU" fo:font-weight="normal" officeooo:rsid="0012d949" fo:background-color="transparent" loext:char-shading-value="0" style:font-size-asian="10.5pt" loext:shadow="none"/>
    </style:style>
    <style:style style:name="T43" style:family="text">
      <style:text-properties style:font-name="Century Schoolbook L" fo:language="ru" fo:country="RU" fo:font-weight="normal" officeooo:rsid="0013b0b8" fo:background-color="transparent" loext:char-shading-value="0" style:font-size-asian="10.5pt" loext:shadow="none"/>
    </style:style>
    <style:style style:name="T44" style:family="text">
      <style:text-properties style:font-name="Century Schoolbook L" fo:language="ru" fo:country="RU" fo:font-weight="normal" officeooo:rsid="0014b531" fo:background-color="transparent" loext:char-shading-value="0" style:font-size-asian="10.5pt" loext:shadow="none"/>
    </style:style>
    <style:style style:name="T45"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6"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0" style:family="text">
      <style:text-properties officeooo:rsid="0020418a"/>
    </style:style>
    <style:style style:name="T51" style:family="text">
      <style:text-properties officeooo:rsid="0021ff5a"/>
    </style:style>
    <style:style style:name="T52" style:family="text">
      <style:text-properties officeooo:rsid="002ad3be"/>
    </style:style>
    <style:style style:name="T53" style:family="text">
      <style:text-properties officeooo:rsid="0030965e"/>
    </style:style>
    <style:style style:name="T54" style:family="text">
      <style:text-properties officeooo:rsid="003194bc"/>
    </style:style>
    <style:style style:name="T55" style:family="text">
      <style:text-properties officeooo:rsid="00334c08"/>
    </style:style>
    <style:style style:name="T56" style:family="text">
      <style:text-properties officeooo:rsid="0034f4a7"/>
    </style:style>
    <style:style style:name="T57" style:family="text">
      <style:text-properties officeooo:rsid="0037c58f"/>
    </style:style>
    <style:style style:name="T58" style:family="text">
      <style:text-properties officeooo:rsid="003899df"/>
    </style:style>
    <style:style style:name="T59" style:family="text">
      <style:text-properties officeooo:rsid="00394246"/>
    </style:style>
    <style:style style:name="T60" style:family="text">
      <style:text-properties officeooo:rsid="003adeb1"/>
    </style:style>
    <style:style style:name="T61" style:family="text">
      <style:text-properties officeooo:rsid="003bbcbd"/>
    </style:style>
    <style:style style:name="T62" style:family="text">
      <style:text-properties officeooo:rsid="003cd4b6"/>
    </style:style>
    <style:style style:name="T63" style:family="text">
      <style:text-properties officeooo:rsid="003dd2ec"/>
    </style:style>
    <style:style style:name="T64" style:family="text">
      <style:text-properties officeooo:rsid="00447f23"/>
    </style:style>
    <style:style style:name="T65" style:family="text">
      <style:text-properties officeooo:rsid="00509f0c"/>
    </style:style>
    <style:style style:name="T66" style:family="text">
      <style:text-properties officeooo:rsid="0053a402"/>
    </style:style>
    <style:style style:name="T67" style:family="text">
      <style:text-properties officeooo:rsid="0056cb65"/>
    </style:style>
    <style:style style:name="T68" style:family="text">
      <style:text-properties officeooo:rsid="005c5efd"/>
    </style:style>
    <style:style style:name="T69" style:family="text">
      <style:text-properties officeooo:rsid="005df8ec"/>
    </style:style>
    <style:style style:name="T70" style:family="text">
      <style:text-properties officeooo:rsid="006525a4"/>
    </style:style>
    <style:style style:name="T71" style:family="text">
      <style:text-properties officeooo:rsid="0070e276"/>
    </style:style>
    <style:style style:name="T72" style:family="text">
      <style:text-properties officeooo:rsid="0075ac40"/>
    </style:style>
    <style:style style:name="T73" style:family="text">
      <style:text-properties officeooo:rsid="0077a8d6"/>
    </style:style>
    <style:style style:name="T74" style:family="text">
      <style:text-properties officeooo:rsid="0077f74e"/>
    </style:style>
    <style:style style:name="T75" style:family="text">
      <style:text-properties officeooo:rsid="007f3802"/>
    </style:style>
    <style:style style:name="T76" style:family="text">
      <style:text-properties officeooo:rsid="00864f81"/>
    </style:style>
    <style:style style:name="T77" style:family="text">
      <style:text-properties officeooo:rsid="0089c027"/>
    </style:style>
    <style:style style:name="T78" style:family="text">
      <style:text-properties officeooo:rsid="008a4c46"/>
    </style:style>
    <style:style style:name="T79" style:family="text">
      <style:text-properties officeooo:rsid="008da961"/>
    </style:style>
    <style:style style:name="T80" style:family="text">
      <style:text-properties officeooo:rsid="0090f5dd"/>
    </style:style>
    <style:style style:name="T81" style:family="text">
      <style:text-properties officeooo:rsid="0095a138"/>
    </style:style>
    <style:style style:name="T82" style:family="text">
      <style:text-properties officeooo:rsid="00962910"/>
    </style:style>
    <style:style style:name="T83" style:family="text">
      <style:text-properties officeooo:rsid="0096b0ca"/>
    </style:style>
    <style:style style:name="T84" style:family="text">
      <style:text-properties officeooo:rsid="009b000e"/>
    </style:style>
    <style:style style:name="T85" style:family="text">
      <style:text-properties officeooo:rsid="009c5a9e"/>
    </style:style>
    <style:style style:name="T86" style:family="text">
      <style:text-properties officeooo:rsid="009fb332"/>
    </style:style>
    <style:style style:name="T87" style:family="text">
      <style:text-properties officeooo:rsid="00a33b8f"/>
    </style:style>
    <style:style style:name="T88" style:family="text">
      <style:text-properties officeooo:rsid="00a96232"/>
    </style:style>
    <style:style style:name="T89" style:family="text">
      <style:text-properties officeooo:rsid="00ae2557"/>
    </style:style>
    <style:style style:name="T90" style:family="text">
      <style:text-properties officeooo:rsid="00b3e54f"/>
    </style:style>
    <style:style style:name="T91" style:family="text">
      <style:text-properties officeooo:rsid="00bb58c8"/>
    </style:style>
    <style:style style:name="T92" style:family="text">
      <style:text-properties officeooo:rsid="00bcfc0c"/>
    </style:style>
    <style:style style:name="T93" style:family="text">
      <style:text-properties officeooo:rsid="00bf50ac"/>
    </style:style>
    <style:style style:name="T94" style:family="text">
      <style:text-properties officeooo:rsid="00c494e6"/>
    </style:style>
    <style:style style:name="T95" style:family="text">
      <style:text-properties officeooo:rsid="00d2d5a2"/>
    </style:style>
    <style:style style:name="T96" style:family="text">
      <style:text-properties officeooo:rsid="00d3f763"/>
    </style:style>
    <style:style style:name="T97" style:family="text">
      <style:text-properties officeooo:rsid="00d6f21a"/>
    </style:style>
    <style:style style:name="T98" style:family="text">
      <style:text-properties officeooo:rsid="00d95464"/>
    </style:style>
    <style:style style:name="T99" style:family="text">
      <style:text-properties officeooo:rsid="00db61aa"/>
    </style:style>
    <style:style style:name="T100" style:family="text">
      <style:text-properties officeooo:rsid="00de3705"/>
    </style:style>
    <style:style style:name="T101" style:family="text">
      <style:text-properties officeooo:rsid="00e7e92c"/>
    </style:style>
    <style:style style:name="T102" style:family="text">
      <style:text-properties officeooo:rsid="00f1c3cc"/>
    </style:style>
    <style:style style:name="T103" style:family="text">
      <style:text-properties officeooo:rsid="00f95208"/>
    </style:style>
    <style:style style:name="T104" style:family="text">
      <style:text-properties officeooo:rsid="00f9bce7"/>
    </style:style>
    <style:style style:name="T105" style:family="text">
      <style:text-properties officeooo:rsid="00fb5655"/>
    </style:style>
    <style:style style:name="T106" style:family="text">
      <style:text-properties officeooo:rsid="00fd1005"/>
    </style:style>
    <style:style style:name="T107" style:family="text">
      <style:text-properties officeooo:rsid="00fe7d08"/>
    </style:style>
    <style:style style:name="T108" style:family="text">
      <style:text-properties officeooo:rsid="0104f1e8"/>
    </style:style>
    <style:style style:name="T109" style:family="text">
      <style:text-properties officeooo:rsid="0106567d"/>
    </style:style>
    <style:style style:name="T110" style:family="text">
      <style:text-properties officeooo:rsid="010d7783"/>
    </style:style>
    <style:style style:name="T111" style:family="text">
      <style:text-properties officeooo:rsid="010f6cbc"/>
    </style:style>
    <style:style style:name="T112" style:family="text">
      <style:text-properties officeooo:rsid="01153750"/>
    </style:style>
    <style:style style:name="T113" style:family="text">
      <style:text-properties officeooo:rsid="011b664a"/>
    </style:style>
    <style:style style:name="T114" style:family="text">
      <style:text-properties officeooo:rsid="011b8230"/>
    </style:style>
    <style:style style:name="T115" style:family="text">
      <style:text-properties officeooo:rsid="01225f78"/>
    </style:style>
    <style:style style:name="T116" style:family="text">
      <style:text-properties officeooo:rsid="0122f27c"/>
    </style:style>
    <style:style style:name="T117" style:family="text">
      <style:text-properties officeooo:rsid="01240e62"/>
    </style:style>
    <style:style style:name="T118" style:family="text">
      <style:text-properties officeooo:rsid="012c98de"/>
    </style:style>
    <style:style style:name="T119" style:family="text">
      <style:text-properties officeooo:rsid="01309b6a"/>
    </style:style>
    <style:style style:name="T120" style:family="text">
      <style:text-properties officeooo:rsid="01455a5b"/>
    </style:style>
    <style:style style:name="T121" style:family="text">
      <style:text-properties officeooo:rsid="0149f3a4"/>
    </style:style>
    <style:style style:name="T122" style:family="text">
      <style:text-properties officeooo:rsid="014ab245"/>
    </style:style>
    <style:style style:name="T123" style:family="text">
      <style:text-properties officeooo:rsid="0158a8ed"/>
    </style:style>
    <style:style style:name="T124" style:family="text">
      <style:text-properties officeooo:rsid="01607e75"/>
    </style:style>
    <style:style style:name="T125" style:family="text">
      <style:text-properties officeooo:rsid="01640f1a"/>
    </style:style>
    <style:style style:name="T126" style:family="text">
      <style:text-properties officeooo:rsid="0169ee6c"/>
    </style:style>
    <style:style style:name="T127" style:family="text">
      <style:text-properties officeooo:rsid="016baf12"/>
    </style:style>
    <style:style style:name="T128" style:family="text">
      <style:text-properties officeooo:rsid="016e0700"/>
    </style:style>
    <style:style style:name="T129" style:family="text">
      <style:text-properties officeooo:rsid="01715f12"/>
    </style:style>
    <style:style style:name="T130" style:family="text">
      <style:text-properties officeooo:rsid="01739250"/>
    </style:style>
    <style:style style:name="T131" style:family="text">
      <style:text-properties officeooo:rsid="01774989"/>
    </style:style>
    <style:style style:name="T132" style:family="text">
      <style:text-properties officeooo:rsid="017a16fd"/>
    </style:style>
    <style:style style:name="T133" style:family="text">
      <style:text-properties officeooo:rsid="017c7eda"/>
    </style:style>
    <style:style style:name="T134" style:family="text">
      <style:text-properties officeooo:rsid="018440d6"/>
    </style:style>
    <style:style style:name="T135" style:family="text">
      <style:text-properties officeooo:rsid="0187d602"/>
    </style:style>
    <style:style style:name="T136" style:family="text">
      <style:text-properties officeooo:rsid="0189d010"/>
    </style:style>
    <style:style style:name="T137" style:family="text">
      <style:text-properties officeooo:rsid="018b9496"/>
    </style:style>
    <style:style style:name="T138" style:family="text">
      <style:text-properties officeooo:rsid="018c7651"/>
    </style:style>
    <style:style style:name="T139" style:family="text">
      <style:text-properties officeooo:rsid="01925d10"/>
    </style:style>
    <style:style style:name="T140" style:family="text">
      <style:text-properties officeooo:rsid="01956131"/>
    </style:style>
    <style:style style:name="T141" style:family="text">
      <style:text-properties officeooo:rsid="019b0520"/>
    </style:style>
    <style:style style:name="T142" style:family="text">
      <style:text-properties officeooo:rsid="019db41c"/>
    </style:style>
    <style:style style:name="T143" style:family="text">
      <style:text-properties officeooo:rsid="01a98860"/>
    </style:style>
    <style:style style:name="T144" style:family="text">
      <style:text-properties officeooo:rsid="01b090c8"/>
    </style:style>
    <style:style style:name="T145" style:family="text">
      <style:text-properties officeooo:rsid="01b20cf6"/>
    </style:style>
    <style:style style:name="T146" style:family="text">
      <style:text-properties officeooo:rsid="01b503bd"/>
    </style:style>
    <style:style style:name="T147" style:family="text">
      <style:text-properties officeooo:rsid="01b808be"/>
    </style:style>
    <style:style style:name="T148" style:family="text">
      <style:text-properties officeooo:rsid="01ba819e"/>
    </style:style>
    <style:style style:name="T149" style:family="text">
      <style:text-properties officeooo:rsid="01cab687"/>
    </style:style>
    <style:style style:name="T150" style:family="text">
      <style:text-properties officeooo:rsid="01d5d246"/>
    </style:style>
    <style:style style:name="T151" style:family="text">
      <style:text-properties officeooo:rsid="01df7d3f"/>
    </style:style>
    <style:style style:name="T152" style:family="text">
      <style:text-properties officeooo:rsid="01e103ad"/>
    </style:style>
    <style:style style:name="T153" style:family="text">
      <style:text-properties officeooo:rsid="01ef05f2"/>
    </style:style>
    <style:style style:name="T154" style:family="text">
      <style:text-properties officeooo:rsid="01efec42"/>
    </style:style>
    <style:style style:name="T155" style:family="text">
      <style:text-properties officeooo:rsid="01f2a54c"/>
    </style:style>
    <style:style style:name="T156" style:family="text">
      <style:text-properties officeooo:rsid="01f47446"/>
    </style:style>
    <style:style style:name="T157" style:family="text">
      <style:text-properties officeooo:rsid="01ff68ea"/>
    </style:style>
    <style:style style:name="T158" style:family="text">
      <style:text-properties officeooo:rsid="0203c9fb"/>
    </style:style>
    <style:style style:name="T159" style:family="text">
      <style:text-properties officeooo:rsid="020566b8"/>
    </style:style>
    <style:style style:name="T160" style:family="text">
      <style:text-properties officeooo:rsid="02061066"/>
    </style:style>
    <style:style style:name="T161" style:family="text">
      <style:text-properties officeooo:rsid="0207d60b"/>
    </style:style>
    <style:style style:name="T162" style:family="text">
      <style:text-properties officeooo:rsid="020b7103"/>
    </style:style>
    <style:style style:name="T163" style:family="text">
      <style:text-properties officeooo:rsid="020e5e27"/>
    </style:style>
    <style:style style:name="T164" style:family="text">
      <style:text-properties officeooo:rsid="0211ca77"/>
    </style:style>
    <style:style style:name="T165" style:family="text">
      <style:text-properties officeooo:rsid="0218c8b9"/>
    </style:style>
    <style:style style:name="T166" style:family="text">
      <style:text-properties officeooo:rsid="021b000b"/>
    </style:style>
    <style:style style:name="T167" style:family="text">
      <style:text-properties officeooo:rsid="021b6d8b"/>
    </style:style>
    <style:style style:name="T168" style:family="text">
      <style:text-properties officeooo:rsid="02239faa"/>
    </style:style>
    <style:style style:name="T169" style:family="text">
      <style:text-properties officeooo:rsid="0225da9b"/>
    </style:style>
    <style:style style:name="T170" style:family="text">
      <style:text-properties officeooo:rsid="022d3ff3"/>
    </style:style>
    <style:style style:name="T171" style:family="text">
      <style:text-properties officeooo:rsid="0233de8b"/>
    </style:style>
    <style:style style:name="T172" style:family="text">
      <style:text-properties officeooo:rsid="02387a1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8">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9">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9">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9">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9">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0">Ветер нельзя позвать, но можно открыть окно.</text:span></text:p>
      <text:p text:style-name="P20"/>
      <text:p text:style-name="P20"><text:tab/><text:span text:style-name="T11">Что значит жить сейчас.</text:span><text:span text:style-name="T40">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0">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0"> Если вы живете в СЕЙЧАС, то ведете созидательную жизнь.</text:span></text:p>
      <text:p text:style-name="P19"/>
      <text:p text:style-name="P19"><text:tab/><text:span text:style-name="T11">Сейчас изобретательно.</text:span><text:span text:style-name="T40">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0">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0"> Следкющие понятия имеют одно значение:</text:span></text:p>
      <text:list xml:id="list5143813055715311111" text:style-name="L1">
        <text:list-item>
          <text:p text:style-name="P345">жить в сейчас;</text:p>
        </text:list-item>
        <text:list-item>
          <text:p text:style-name="P346">зрелость;</text:p>
        </text:list-item>
        <text:list-item>
          <text:p text:style-name="P346">подлиность;</text:p>
        </text:list-item>
        <text:list-item>
          <text:p text:style-name="P346">отвественность за свое действие и жизнь;</text:p>
        </text:list-item>
        <text:list-item>
          <text:p text:style-name="P346">ответная реакция — способность;</text:p>
        </text:list-item>
        <text:list-item>
          <text:p text:style-name="P346">в сейчас доступно проявление творческого подхода;</text:p>
        </text:list-item>
      </text:list>
      <text:p text:style-name="P21"/>
      <text:p text:style-name="P337"><text:span text:style-name="T41"><text:tab/></text:span><text:span text:style-name="T45">Чтобы жить сейчас, необходимо забыть о вчерашнем дне.</text:span><text:span text:style-name="T41">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37"><text:span text:style-name="T41"><text:tab/></text:span><text:span text:style-name="T45">Сейчас нельзя разделить.</text:span><text:span text:style-name="T41">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38"><text:span text:style-name="T41"><text:tab/></text:span><text:span text:style-name="T45">Материя и энергия являются одним и тем же.</text:span><text:span text:style-name="T41">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38"><text:span text:style-name="T41"><text:tab/></text:span><text:span text:style-name="T45">Западный подход к реальности. </text:span><text:span text:style-name="T41">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38"><text:span text:style-name="T41"><text:tab/></text:span><text:span text:style-name="T45">Небытие — это форма развития.</text:span><text:span text:style-name="T41">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38"><text:span text:style-name="T41"><text:tab/></text:span><text:span text:style-name="T45">«Существует» и «должно существовать». </text:span><text:span text:style-name="T41">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38"><text:span text:style-name="T41"><text:tab/></text:span><text:span text:style-name="T48">Отрицание западной философией реальности.</text:span><text:span text:style-name="T42">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38"><text:span text:style-name="T42"><text:tab/></text:span><text:span text:style-name="T48">Не существует каких-либо способов для описания реальности.</text:span><text:span text:style-name="T42"> Не пытайтесь представить реальность как нечто неподвижное, чтобы затем придумать способы для её достижения.</text:span></text:p>
      <text:p text:style-name="P24"/>
      <text:p text:style-name="P339"><text:span text:style-name="T42"><text:tab/></text:span><text:span text:style-name="T48">Реальность и восприятие. </text:span><text:span text:style-name="T42">Существует различие между следующими понятиями:</text:span></text:p>
      <text:list xml:id="list5102067133204818015" text:style-name="L2">
        <text:list-item>
          <text:p text:style-name="P347">мир;</text:p>
        </text:list-item>
        <text:list-item>
          <text:p text:style-name="P347">наша реакция на этот мир.</text:p>
        </text:list-item>
      </text:list>
      <text:p text:style-name="P340"><text:soft-page-break/><text:span text:style-name="T41"><text:tab/></text:span><text:span text:style-name="T45">Знание приходит с опытом.</text:span><text:span text:style-name="T41"> Сытому человеку трудно поверить, что в мире существует такое явление, как голод.</text:span></text:p>
      <text:p text:style-name="P25"/>
      <text:p text:style-name="P340"><text:span text:style-name="T41"><text:tab/></text:span><text:span text:style-name="T47">Будьте активны в поисках «этого».</text:span><text:span text:style-name="T43">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40"><text:span text:style-name="T43"><text:tab/></text:span><text:span text:style-name="T47">Формальная реальность вещи. </text:span><text:span text:style-name="T43">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40"><text:span text:style-name="T43"><text:tab/></text:span><text:span text:style-name="T47">О причинной связи.</text:span><text:span text:style-name="T43"> У всего должна быть причина.</text:span></text:p>
      <text:p text:style-name="P26"/>
      <text:p text:style-name="P340"><text:span text:style-name="T43"><text:tab/></text:span><text:span text:style-name="T47">Реальность и закон причины и следствия. </text:span><text:span text:style-name="T43">У причины должна быть та же самая реальность, что и у следствия.</text:span></text:p>
      <text:p text:style-name="P26"/>
      <text:p text:style-name="P340"><text:span text:style-name="T43"><text:tab/></text:span><text:span text:style-name="T47">Родство всех физических объектов. </text:span><text:span text:style-name="T43">Все физические объекты похожи. Следовательно, достаточно знать о существовании одного физического объекта.</text:span></text:p>
      <text:p text:style-name="P26"/>
      <text:p text:style-name="P340"><text:span text:style-name="T43"><text:tab/></text:span><text:span text:style-name="T47">Формальная реальность равна объектвной реальности.</text:span><text:span text:style-name="T43"> Формальной реальности должно быть больше или столько же, сколько и объективной реальности.</text:span></text:p>
      <text:p text:style-name="P26"/>
      <text:p text:style-name="P340"><text:span text:style-name="T43"><text:tab/></text:span><text:span text:style-name="T46">Материя и потребность в стабильности.</text:span><text:span text:style-name="T44">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40"><text:span text:style-name="T44"><text:tab/></text:span><text:span text:style-name="T46">Разум должен быть спокоен, чтобы действительно увидеть</text:span><text:span text:style-name="T44">.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40"><text:span text:style-name="T44"><text:tab/></text:span><text:span text:style-name="T46">Избавьтесь от предвлятых мнений.</text:span><text:span text:style-name="T44">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40"><text:span text:style-name="T44"><text:tab/></text:span><text:span text:style-name="T46">Общепринятые првила мешают восприятию реальности.</text:span><text:span text:style-name="T44"> Мы не видим ЕЕ в первозданной чистоте, так как нам внушили искаженные представления о ней.</text:span></text:p>
      <text:p text:style-name="P27"/>
      <text:p text:style-name="P340"><text:span text:style-name="T44"><text:tab/></text:span><text:span text:style-name="T46">Настоящее положение вещей и мысль.</text:span><text:span text:style-name="T44"> Настоящее положение вещей не искажено мыслью. Его нельзя постигнуть посредством понятия или мысли.</text:span></text:p>
      <text:p text:style-name="P27"><text:soft-page-break/></text:p>
      <text:p text:style-name="P341"><text:span text:style-name="T44"><text:tab/></text:span><text:span text:style-name="T46">Реальность становится очевидной, когда перестаешь сравнивать.</text:span><text:span text:style-name="T44"> Только при отсутствии сравнения существует то, «что есть». А жить с тем, «что есть», </text:span><text:span text:style-name="T41">—</text:span><text:span text:style-name="T44"> это, значит, быть умиротворенным.</text:span></text:p>
      <text:p text:style-name="P28"/>
      <text:p text:style-name="P341"><text:span text:style-name="T44"><text:tab/></text:span><text:span text:style-name="T46">Реальность </text:span><text:span text:style-name="T45">— </text:span><text:span text:style-name="T46">это быть собой.</text:span><text:span text:style-name="T44"> Чтобы стать собой </text:span><text:span text:style-name="T41">— </text:span><text:span text:style-name="T44">надо быть собой. Реальность в бытие, в бытие вещи. Таким образов, бытие в этом смысле </text:span><text:span text:style-name="T41">— </text:span><text:span text:style-name="T44">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0"><text:tab/></text:span><text:span text:style-name="T13">Дуализм и монизм.</text:span><text:span text:style-name="T50">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0">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0">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1">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1">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1">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342"><text:span text:style-name="T49"><text:tab/>П</text:span><text:span text:style-name="T45">устота.</text:span><text:span text:style-name="T41">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342"><text:span text:style-name="T45"><text:tab/>Пустота — живая субстанция. </text:span><text:span text:style-name="T41">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342"><text:span text:style-name="T45"><text:tab/>Пустота как поток творческой энергии.</text:span><text:span text:style-name="T41">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342"><text:span text:style-name="T45"><text:tab/>Пустота и небытие. НЕБЫТИЕ означает «отсутствие бытия». </text:span><text:span text:style-name="T41">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585096081382776253" text:style-name="L3">
        <text:list-item>
          <text:p text:style-name="P348">она просто является тем, чем является;</text:p>
        </text:list-item>
        <text:list-item>
          <text:p text:style-name="P348">она понимает, что существует; неправильно говорить, что она «в нас» или что мы в «в ней».</text:p>
        </text:list-item>
      </text:list>
      <text:p text:style-name="P39"/>
      <text:p text:style-name="P342"><text:span text:style-name="T45"><text:tab/>Первопричина всего находится вне пределов понимания человека («без места нахождения»). </text:span><text:span text:style-name="T41">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343"><text:span text:style-name="T41"><text:tab/></text:span><text:span text:style-name="T45">Думая о смерти, не забывай о жизни. </text:span><text:span text:style-name="T41">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344"><text:span text:style-name="T41"><text:tab/></text:span><text:span text:style-name="T45">Путь смерти.</text:span><text:span text:style-name="T41">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344"><text:span text:style-name="T41"><text:tab/></text:span><text:span text:style-name="T45">Надо смириться с возможностью смерти.</text:span><text:span text:style-name="T41"> Стоит перестать мечтать о вечной весне, тогда и лето, и зима будут дарить счастье.</text:span></text:p>
      <text:p text:style-name="P36"/>
      <text:p text:style-name="P344"><text:span text:style-name="T41"><text:tab/></text:span><text:span text:style-name="T45">Надо учиться умирать.</text:span><text:span text:style-name="T41">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344"><text:span text:style-name="T41"><text:tab/></text:span><text:span text:style-name="T45">О разлуке с друзьями.</text:span><text:span text:style-name="T41">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344"><text:span text:style-name="T41"><text:tab/></text:span><text:span text:style-name="T45">О необходимости помнить.</text:span><text:span text:style-name="T41">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2">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5642471524860468107" text:style-name="L4">
        <text:list-item>
          <text:p text:style-name="P349">занимать место в социальной структуре общества;</text:p>
        </text:list-item>
        <text:list-item>
          <text:p text:style-name="P349">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3943643227760762160" text:style-name="L5">
        <text:list-item>
          <text:p text:style-name="P350"><text:s/>человек ек дает себе раскрыться и быть полностью собой;</text:p>
        </text:list-item>
        <text:list-item>
          <text:p text:style-name="P350">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3">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3">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4">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4">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5">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5">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5">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6">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6">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7">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7">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8">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8">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8">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8">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8">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9">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9">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9">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9">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9">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9">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0">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1">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2">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3">Ум наделен бесконечной подвижностью, для которой нет никаких преград.</text:span></text:p>
      <text:p text:style-name="P48"/>
      <text:p text:style-name="P48"><text:tab/><text:span text:style-name="T15">Очищенный ум.</text:span><text:span text:style-name="T63">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3">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4">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52099037893827863" text:style-name="L6">
        <text:list-item>
          <text:p text:style-name="P351">взять какую-нибудь нерешенную проблему;</text:p>
        </text:list-item>
        <text:list-item>
          <text:p text:style-name="P351">рассмотреть проблему с разных сторон;</text:p>
        </text:list-item>
        <text:list-item>
          <text:p text:style-name="P351">по-новому подойти к старому способу решения проблемы;</text:p>
        </text:list-item>
        <text:list-item>
          <text:p text:style-name="P351">поверить в свою идею и действовать!</text:p>
        </text:list-item>
      </text:list>
      <text:p text:style-name="P61"/>
      <text:p text:style-name="P61"><text:tab/><text:span text:style-name="T9">Пять этапов при формулировке идеи:</text:span></text:p>
      <text:list xml:id="list20743091976752136" text:style-name="L7">
        <text:list-item>
          <text:p text:style-name="P352">подберите материал;</text:p>
        </text:list-item>
        <text:list-item>
          <text:p text:style-name="P352">проработайте детали;</text:p>
        </text:list-item>
        <text:list-item>
          <text:p text:style-name="P352">расслабьтесь и не думайте об этом;</text:p>
        </text:list-item>
        <text:list-item>
          <text:p text:style-name="P352"><text:soft-page-break/>будьте готовы распознать и принять идею, когда она появится;</text:p>
        </text:list-item>
        <text:list-item>
          <text:p text:style-name="P352">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5">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6">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9005871785818078098" text:style-name="L8">
        <text:list-item>
          <text:p text:style-name="P353">предпосылка — это предположение;</text:p>
        </text:list-item>
        <text:list-item>
          <text:p text:style-name="P353">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7">У довода следующаю структура:</text:span></text:p>
      <text:list xml:id="list4686751265008684600" text:style-name="L9">
        <text:list-item>
          <text:p text:style-name="P354">предпосылка;</text:p>
        </text:list-item>
        <text:list-item>
          <text:p text:style-name="P354">вывод.</text:p>
        </text:list-item>
      </text:list>
      <text:p text:style-name="P79"/>
      <text:p text:style-name="P79"><text:tab/><text:span text:style-name="T9">Два вида аргументации. </text:span>В логике существует два вида аргументации:</text:p>
      <text:list xml:id="list898482942777088000" text:style-name="L10">
        <text:list-item>
          <text:p text:style-name="P355">дедуктивная;</text:p>
        </text:list-item>
        <text:list-item>
          <text:p text:style-name="P355"><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8531486253029242564" text:style-name="L11">
        <text:list-item>
          <text:p text:style-name="P356">полное подтверждение: все S есть P;</text:p>
        </text:list-item>
        <text:list-item>
          <text:p text:style-name="P356">полное отрицание: S не есть P;</text:p>
        </text:list-item>
        <text:list-item>
          <text:p text:style-name="P356">частичное подтверждение: несколько S есть P;</text:p>
        </text:list-item>
        <text:list-item>
          <text:p text:style-name="P356">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326065817791245926" text:style-name="L12">
        <text:list-item>
          <text:p text:style-name="P357">довод, построенный от следствия к причине;</text:p>
        </text:list-item>
        <text:list-item>
          <text:p text:style-name="P357">знание, полученное на опыте.</text:p>
        </text:list-item>
      </text:list>
      <text:p text:style-name="P81"/>
      <text:p text:style-name="P81"><text:tab/><text:span text:style-name="T9">Априори.</text:span> Под априори понимается:</text:p>
      <text:list xml:id="list5236844815639773974" text:style-name="L13">
        <text:list-item>
          <text:p text:style-name="P358">довод, построенный от причины к следствию;</text:p>
        </text:list-item>
        <text:list-item>
          <text:p text:style-name="P358">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706819591692803904" text:style-name="L14">
        <text:list-item>
          <text:p text:style-name="P359"><text:soft-page-break/>то, что свойсвтенно многим предметам (например, красными являются все предметы красного цвета). <text:s/>Один во множестве;</text:p>
        </text:list-item>
        <text:list-item>
          <text:p text:style-name="P359">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2612566315245295414" text:style-name="L15">
        <text:list-item>
          <text:p text:style-name="P360">единственное в своем роде, индивидуальное, отличное от класса предметов или всеобщего;</text:p>
        </text:list-item>
        <text:list-item>
          <text:p text:style-name="P360">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2952574918381081052" text:style-name="L16">
        <text:list-item>
          <text:p text:style-name="P361">надо начать с некоторых предпосылок;</text:p>
        </text:list-item>
        <text:list-item>
          <text:p text:style-name="P361">затем путем приведения доказательств подвести противника;</text:p>
        </text:list-item>
        <text:list-item>
          <text:p text:style-name="P361">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7408951508547491216" text:style-name="L17">
        <text:list-item>
          <text:p text:style-name="P362">если истинность первого суждения подвергается сомнению;</text:p>
        </text:list-item>
        <text:list-item>
          <text:p text:style-name="P362">если из первоначальной предпосылки логично вытекают и другие предпосылки;</text:p>
        </text:list-item>
        <text:list-item>
          <text:p text:style-name="P362">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8">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9">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0">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1">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2">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3">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4">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5">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8">е</text:span> маленького помещения в подвале. <text:span text:style-name="T76">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7">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9">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0">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2">в</text:span>ствую внутри себя огромную силу, скрытую внутри меня м<text:span text:style-name="T82">о</text:span>щь, что-то динамичное. Это чувство не поддается описанию, и его ни чем нельзя сравнить. <text:span text:style-name="T81">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3">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4">Если спросите меня, что я буду делать на небесах, то отвечу </text:span><text:soft-page-break/><text:span text:style-name="T84">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6206319163809916506" text:style-name="L18">
        <text:list-item>
          <text:p text:style-name="P363">знаем ли мы, что Бог существует?</text:p>
        </text:list-item>
        <text:list-item>
          <text:p text:style-name="P363">откуда мы знаем, что Бог существует?</text:p>
        </text:list-item>
        <text:list-item>
          <text:p text:style-name="P363">что мы имеем в виду под существованием Бога?</text:p>
        </text:list-item>
        <text:list-item>
          <text:p text:style-name="P363">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5">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6">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7">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8">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9">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0">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1">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2">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3">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4">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5">и</text:span>ть их тому, как надо вести себя, беспокоиться о них и <text:span text:style-name="T96">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7">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8">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9">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0">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1">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2">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3">щ</text:span>ать уроки в рутинное выполнение упражнений. <text:span text:style-name="T104">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5">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6">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7">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336"><text:tab/>Шесть основных принципов обучения:</text:p>
      <text:list xml:id="list7320860462177511287" text:style-name="L19">
        <text:list-item>
          <text:p text:style-name="P364">мотивировать учеников;</text:p>
        </text:list-item>
        <text:list-item>
          <text:p text:style-name="P364">поддерживать внимание учеников;</text:p>
        </text:list-item>
        <text:list-item>
          <text:p text:style-name="P364"><text:soft-page-break/>ставить на первое место умственную активность (обсуждение, вопросы, лекции);</text:p>
        </text:list-item>
        <text:list-item>
          <text:p text:style-name="P365">четко обрисовывать картину того, что надо учить;</text:p>
        </text:list-item>
        <text:list-item>
          <text:p text:style-name="P365">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365">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8">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9">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0">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1">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2">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3">и</text:span>ть объекти<text:span text:style-name="T114">в</text:span>ные нормы прав<text:span text:style-name="T114">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5">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6">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4203750564943994366" text:style-name="L20">
        <text:list-item>
          <text:p text:style-name="P366">хранить секрет;</text:p>
        </text:list-item>
        <text:list-item>
          <text:p text:style-name="P366">забывать обиду;</text:p>
        </text:list-item>
        <text:list-item>
          <text:p text:style-name="P366">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7">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5696868955830902813" text:style-name="L21">
        <text:list-item>
          <text:p text:style-name="P367">с чего начинается плохое и хорошее поведение?</text:p>
        </text:list-item>
        <text:list-item>
          <text:p text:style-name="P367">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8">Беда человека кроется в любви к самому себе.</text:span></text:p>
      <text:p text:style-name="P198"/>
      <text:p text:style-name="P199"><text:tab/><text:span text:style-name="T9">Бедность и мир.</text:span> <text:span text:style-name="T119">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8496977977455630909" text:style-name="L22">
        <text:list-item>
          <text:p text:style-name="P368">Объективная теория этики: добродетель объективна (теория Платона), следовательно, ее невозможно определить.</text:p>
        </text:list-item>
        <text:list-item>
          <text:p text:style-name="P369">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370">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371">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0">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1">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2">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3">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4">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5">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6">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7">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8">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9">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0">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1">ться</text:span> или бежать, выиграть или проиграть и <text:s/>всегда будь готов посмеяться над всем, принимай все, что бы ни случилось. <text:span text:style-name="T131">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2">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3">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4">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5">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6"><text:tab/></text:span><text:span text:style-name="T27">Надо управлять противоборством.</text:span><text:span text:style-name="T136"> Никто не сможет обидеть вас, пока вы не позволите это следать.</text:span></text:p>
      <text:p text:style-name="P241"/>
      <text:p text:style-name="P241"><text:span text:style-name="T137"><text:tab/></text:span><text:span text:style-name="T28">Не поддавайтесь иллюзии. </text:span><text:span text:style-name="T137">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8">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39">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0">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1">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2">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2">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3">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2379354804841701120" text:style-name="L23">
        <text:list-item>
          <text:p text:style-name="P372">что наступает после того, как ты одержал победу?</text:p>
        </text:list-item>
        <text:list-item>
          <text:p text:style-name="P372">почему люди так высоко ценят победу?</text:p>
        </text:list-item>
        <text:list-item>
          <text:p text:style-name="P372">что есть «слава»?</text:p>
        </text:list-item>
        <text:list-item>
          <text:p text:style-name="P372">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4">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5"><text:tab/></text:span><text:span text:style-name="T30">Болезнь философии. </text:span><text:span text:style-name="T145">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6"><text:tab/></text:span><text:span text:style-name="T31">Философия часто стремится сделать из реальности проблему. </text:span><text:span text:style-name="T146">В жизни</text:span> <text:span text:style-name="T146">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7">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8">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5592156419668963832" text:style-name="L24">
        <text:list-item>
          <text:p text:style-name="P373">необходимо, чтобы работа им подходила;</text:p>
        </text:list-item>
        <text:list-item>
          <text:p text:style-name="P373">необходимо не работать слишком много;</text:p>
        </text:list-item>
        <text:list-item>
          <text:p text:style-name="P373">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49">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0">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1">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2">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3">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4">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5">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6">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7">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8"><text:tab/></text:span><text:span text:style-name="T36">Необходимо справедливо делить прибыль. </text:span><text:span text:style-name="T158">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59"><text:tab/></text:span><text:span text:style-name="T35">Удача не может длиться вечно.</text:span><text:span text:style-name="T159">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0"><text:tab/></text:span><text:span text:style-name="T34">Деньги — это далько не все в жизни.</text:span><text:span text:style-name="T160">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1"><text:tab/></text:span><text:span text:style-name="T33">Важно получать удовольствие от работы.</text:span><text:span text:style-name="T161">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2">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3">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4">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7525294226691393338" text:style-name="L25">
        <text:list-item>
          <text:p text:style-name="P374">желание победы;</text:p>
        </text:list-item>
        <text:list-item>
          <text:p text:style-name="P374">желание прибегать к техническим уловкам;</text:p>
        </text:list-item>
        <text:list-item>
          <text:p text:style-name="P374">желание выставлять напоказ свои знания;</text:p>
        </text:list-item>
        <text:list-item>
          <text:p text:style-name="P374">желание держать противника в страхе;</text:p>
        </text:list-item>
        <text:list-item>
          <text:p text:style-name="P374">желание играть пассивную роль;</text:p>
        </text:list-item>
        <text:list-item>
          <text:p text:style-name="P374">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5">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6">р</text:span>осить и давать советы. <text:span text:style-name="T167">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75"><text:soft-page-break/>Искусство</text:p>
      <text:p text:style-name="P375"/>
      <text:p text:style-name="P376"><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76"/>
      <text:p text:style-name="P376"><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76"/>
      <text:p text:style-name="P376"><text:tab/><text:span text:style-name="T9">Искусство начинается с чувств. </text:span>Искусство возникает в результате опыта или чувств человека.</text:p>
      <text:p text:style-name="P376"/>
      <text:p text:style-name="P376"><text:tab/><text:span text:style-name="T9">Искусство и эмоции.</text:span> Исткусство — это общение при помощи чувств.</text:p>
      <text:p text:style-name="P376"/>
      <text:p text:style-name="P376"><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76"/>
      <text:p text:style-name="P376"><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76"/>
      <text:p text:style-name="P376"><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76"/>
      <text:p text:style-name="P376"><text:tab/><text:span text:style-name="T9">Цель искусства.</text:span> Цель искусства в том, чтобы проецировать внутренний образ во внешний мир.</text:p>
      <text:p text:style-name="P376"/>
      <text:p text:style-name="P376"><text:tab/><text:span text:style-name="T9">Необходимое качество художников. </text:span>Необходимое качество художников — это чистота сердца.</text:p>
      <text:p text:style-name="P376"/>
      <text:p text:style-name="P376"><text:tab/><text:span text:style-name="T9">Искусство трансцендентально. </text:span>Искусство — это выражение жизни, оно выходит за пределы времени и пространства.</text:p>
      <text:p text:style-name="P376"/>
      <text:p text:style-name="P376"><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76"/>
      <text:p text:style-name="P377"><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77"/>
      <text:p text:style-name="P378"><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78"/>
      <text:p text:style-name="P379"><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68">Всевозможные движения инструментами — это шаг вперед на пути к раскрытию абсолютного, прекрасного мира души.</text:span></text:p>
      <text:p text:style-name="P379"/>
      <text:p text:style-name="P380"><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69">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80"/>
      <text:p text:style-name="P381"><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81"/>
      <text:p text:style-name="P382"><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82"/>
      <text:p text:style-name="P382"><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82"/>
      <text:p text:style-name="P382"><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82"/>
      <text:p text:style-name="P383"><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83"/>
      <text:p text:style-name="P384"><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84"/>
      <text:p text:style-name="P385"><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85"/>
      <text:p text:style-name="P386"><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86"/>
      <text:p text:style-name="P387"><text:tab/><text:span text:style-name="T9">Цельное искусство — это совершенное искусство.</text:span> Искусство с<text:span text:style-name="T170">о</text:span>вершенно тогда, когда не видно, при помощи чего оно создано.</text:p>
      <text:p text:style-name="P387"/>
      <text:p text:style-name="P388"><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88"/>
      <text:p text:style-name="P389"><text:tab/><text:span text:style-name="T9">Четыре постулата для эффективного искусства. </text:span>Для выражения адекватной формы в искусстве требуется следующее:</text:p>
      <text:list xml:id="list8735642966871733404" text:style-name="L26">
        <text:list-item>
          <text:p text:style-name="P390">индивидуальный подход, а не пустое воспроизведение;</text:p>
        </text:list-item>
        <text:list-item>
          <text:p text:style-name="P390">краткость, а не громоздкость;</text:p>
        </text:list-item>
        <text:list-item>
          <text:p text:style-name="P390">ясность, а не непонятность;</text:p>
        </text:list-item>
        <text:list-item>
          <text:p text:style-name="P390">простота выражения, а не сложность формы.</text:p>
        </text:list-item>
      </text:list>
      <text:p text:style-name="P389"/>
      <text:p text:style-name="P39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91"/>
      <text:p text:style-name="P39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91"/>
      <text:p text:style-name="P39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92"><text:soft-page-break/></text:p>
      <text:p text:style-name="P39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92"/>
      <text:p text:style-name="P39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1">Человек обретает свободу в тот момент, когда меньше всего думает, какое впечатление производит или произведет его работа.</text:span></text:p>
      <text:p text:style-name="P393"/>
      <text:p text:style-name="P39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94"/>
      <text:p text:style-name="P395"><text:tab/><text:span text:style-name="T9">Там, где есть искусство. </text:span>Искусство живет там, где есть АБСОЛЮТНАЯ СВОБОДА, так как там, где ее нет, нет и творчества.</text:p>
      <text:p text:style-name="P395"/>
      <text:p text:style-name="P396"><text:tab/><text:span text:style-name="T9">Об искусстве.</text:span> Дело в том, что надо использовать искусство как средство постижения Пути.</text:p>
      <text:p text:style-name="P396"/>
      <text:p text:style-name="P39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3T23:10:43.431776613</dc:date>
    <meta:editing-duration>PT22H18M29S</meta:editing-duration>
    <meta:editing-cycles>478</meta:editing-cycles>
    <meta:generator>LibreOffice/5.1.6.2$Linux_X86_64 LibreOffice_project/10m0$Build-2</meta:generator>
    <meta:document-statistic meta:table-count="0" meta:image-count="0" meta:object-count="0" meta:page-count="97" meta:paragraph-count="831" meta:word-count="20638" meta:character-count="142256" meta:non-whitespace-character-count="121626"/>
  </office:meta>
</office:document-meta>
</file>